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officeooo:paragraph-rsid="029bdbb0"/>
    </style:style>
    <style:style style:name="P3" style:family="paragraph" style:parent-style-name="Heading_20_2">
      <style:text-properties officeooo:paragraph-rsid="042676bf"/>
    </style:style>
    <style:style style:name="P4" style:family="paragraph" style:parent-style-name="Heading_20_2">
      <style:text-properties fo:font-weight="normal" officeooo:rsid="0428056d" officeooo:paragraph-rsid="0427028f" style:font-weight-asian="normal" style:font-weight-complex="normal"/>
    </style:style>
    <style:style style:name="P5" style:family="paragraph" style:parent-style-name="Text_20_body">
      <style:text-properties officeooo:rsid="042676bf" officeooo:paragraph-rsid="042ba96f"/>
    </style:style>
    <style:style style:name="P6" style:family="paragraph" style:parent-style-name="Text_20_body">
      <style:text-properties officeooo:rsid="042ba96f" officeooo:paragraph-rsid="042ba96f"/>
    </style:style>
    <style:style style:name="P7" style:family="paragraph" style:parent-style-name="Text_20_body">
      <style:text-properties officeooo:rsid="0428056d" officeooo:paragraph-rsid="042676bf"/>
    </style:style>
    <style:style style:name="P8" style:family="paragraph" style:parent-style-name="Text_20_body">
      <style:text-properties officeooo:paragraph-rsid="04363775"/>
    </style:style>
    <style:style style:name="P9" style:family="paragraph" style:parent-style-name="Text_20_body">
      <style:text-properties officeooo:rsid="04363775" officeooo:paragraph-rsid="04363775"/>
    </style:style>
    <style:style style:name="P10" style:family="paragraph" style:parent-style-name="Text_20_body">
      <style:text-properties officeooo:rsid="0439377d" officeooo:paragraph-rsid="0439377d"/>
    </style:style>
    <style:style style:name="P11" style:family="paragraph" style:parent-style-name="Text_20_body">
      <style:text-properties fo:font-weight="normal" officeooo:rsid="04363775" officeooo:paragraph-rsid="04363775" style:font-weight-asian="normal" style:font-weight-complex="normal"/>
    </style:style>
    <style:style style:name="P12" style:family="paragraph" style:parent-style-name="Text_20_body" style:list-style-name="L1">
      <style:text-properties fo:font-weight="normal" officeooo:rsid="0439377d" officeooo:paragraph-rsid="0439377d" style:font-weight-asian="normal" style:font-weight-complex="normal"/>
    </style:style>
    <style:style style:name="P13" style:family="paragraph" style:parent-style-name="Text_20_body">
      <style:text-properties fo:font-weight="normal" officeooo:rsid="0439377d" officeooo:paragraph-rsid="0439377d" style:font-weight-asian="normal" style:font-weight-complex="normal"/>
    </style:style>
    <style:style style:name="P14" style:family="paragraph" style:parent-style-name="Text_20_body" style:list-style-name="L1">
      <style:text-properties fo:font-weight="normal" officeooo:rsid="043c34da" officeooo:paragraph-rsid="043c34da" style:font-weight-asian="normal" style:font-weight-complex="normal"/>
    </style:style>
    <style:style style:name="P15" style:family="paragraph" style:parent-style-name="Text_20_body" style:list-style-name="L1">
      <style:text-properties officeooo:paragraph-rsid="0439377d"/>
    </style:style>
    <style:style style:name="P16" style:family="paragraph" style:parent-style-name="Text_20_body" style:list-style-name="L1">
      <style:text-properties officeooo:rsid="043e3775" officeooo:paragraph-rsid="043e3775"/>
    </style:style>
    <style:style style:name="P17" style:family="paragraph" style:parent-style-name="Heading_20_1">
      <style:text-properties fo:font-weight="normal" officeooo:rsid="04363775" officeooo:paragraph-rsid="04363775" style:font-weight-asian="normal" style:font-weight-complex="normal"/>
    </style:style>
    <style:style style:name="P18" style:family="paragraph" style:parent-style-name="Heading_20_1">
      <style:text-properties fo:font-weight="normal" officeooo:rsid="042676bf" officeooo:paragraph-rsid="04363775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42676bf" style:font-weight-asian="normal" style:font-weight-complex="normal"/>
    </style:style>
    <style:style style:name="T3" style:family="text">
      <style:text-properties fo:font-weight="normal" officeooo:rsid="04357c80" style:font-weight-asian="normal" style:font-weight-complex="normal"/>
    </style:style>
    <style:style style:name="T4" style:family="text">
      <style:text-properties fo:font-weight="normal" officeooo:rsid="04363775" style:font-weight-asian="normal" style:font-weight-complex="normal"/>
    </style:style>
    <style:style style:name="T5" style:family="text">
      <style:text-properties fo:font-weight="normal" officeooo:rsid="0439377d" style:font-weight-asian="normal" style:font-weight-complex="normal"/>
    </style:style>
    <style:style style:name="T6" style:family="text">
      <style:text-properties fo:font-weight="normal" officeooo:rsid="043a9a9a" style:font-weight-asian="normal" style:font-weight-complex="normal"/>
    </style:style>
    <style:style style:name="T7" style:family="text">
      <style:text-properties fo:font-weight="normal" officeooo:rsid="043c34da" style:font-weight-asian="normal" style:font-weight-complex="normal"/>
    </style:style>
    <style:style style:name="T8" style:family="text">
      <style:text-properties officeooo:rsid="042ba96f"/>
    </style:style>
    <style:style style:name="T9" style:family="text">
      <style:text-properties officeooo:rsid="042e6a00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437a965" style:font-weight-asian="bold" style:font-weight-complex="bold"/>
    </style:style>
    <style:style style:name="T12" style:family="text">
      <style:text-properties officeooo:rsid="043e4165"/>
    </style:style>
    <text:list-style style:name="L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7" text:outline-level="1">שיעורי בית</text:h>
      <text:p text:style-name="Heading_20_2"><text:span text:style-name="T4">1</text:span><text:span text:style-name="T1">. </text:span><text:span text:style-name="T4">גרף</text:span></text:p>
      <text:p text:style-name="P8"><text:span text:style-name="T4">כ</text:span><text:span text:style-name="T1">יתבו </text:span><text:span text:style-name="T4">מחלקה המייצגת גרף מכוון (directed graph). כל צומת מיוצג ע"י מספר שלם. המחלקה צריכה לתמוך בפעולות הבאות:</text:span></text:p>
      <text:p text:style-name="P11">א. איתחול הקובע את מספר הצמתים בגרף.</text:p>
      <text:p text:style-name="P11">ב. הוספת/הורדת קשת בין שני צמתים.</text:p>
      <text:p text:style-name="P9"><text:span text:style-name="T1">ג. בהינתן מספר צומת, חישוב </text:span><text:span text:style-name="T10">דרגת-הכניסה</text:span><text:span text:style-name="T1"> שלו (כמה קשתות נכנסות אליו) ו</text:span><text:span text:style-name="T10">דרגת-היציאה</text:span><text:span text:style-name="T1"> שלו.</text:span></text:p>
      <text:p text:style-name="P11">ד. חישוב דרגת הכניסה הממוצעת ודרגת היציאה הממוצעת.</text:p>
      <text:p text:style-name="P9"><text:span text:style-name="T1">ה. בדיקה האם הגרף הוא </text:span><text:span text:style-name="T11">גרף </text:span><text:span text:style-name="T10">דו-צדדי</text:span><text:span text:style-name="T1"> (ראו בויקיפדיה).</text:span></text:p>
      <text:p text:style-name="P10"><text:span text:style-name="T10">דגשים</text:span><text:span text:style-name="T1">: </text:span></text:p>
      <text:list xml:id="list4831601676980855298" text:style-name="L1">
        <text:list-item>
          <text:p text:style-name="P15"><text:span text:style-name="T5">יש </text:span><text:span text:style-name="T6">לחזור על החומר של ההרצאות לפני שמתחילים לכתוב, </text:span><text:span text:style-name="T7">ו</text:span><text:span text:style-name="T5">להשתמש </text:span><text:span text:style-name="T6">בו </text:span><text:span text:style-name="T5">לפי הצורך. </text:span></text:p>
        </text:list-item>
        <text:list-item>
          <text:p text:style-name="P12">יש לתכנן את המחלקה כך שיהיה אפשר להוסיף לה בעתיד אלגוריתמים נוספים. </text:p>
        </text:list-item>
        <text:list-item>
          <text:p text:style-name="P14">מותר להשתמש בתכונות מתקדמות של שפת ++C גם אם עדיין לא נלמדו בהרצאות.</text:p>
        </text:list-item>
        <text:list-item>
          <text:p text:style-name="P16"><text:span text:style-name="T1">מותר להשתמש בקוד מהאינטרנט, אולם </text:span><text:span text:style-name="T10">יש לציין בבירור את המקור</text:span><text:span text:style-name="T1">. </text:span></text:p>
        </text:list-item>
      </text:list>
      <text:p text:style-name="P13"/>
      <text:h text:style-name="P18" text:outline-level="1">שאלות למבחן</text:h>
      <text:p text:style-name="P3"><text:span text:style-name="T2">1</text:span><text:span text:style-name="T1">. </text:span><text:span text:style-name="T3">תקלות נפוצות</text:span></text:p>
      <text:p text:style-name="P5">נתונה הגדרה של מחלקה [בלי <text:span text:style-name="T12">destructor</text:span>]. <text:span text:style-name="T8">נתון שהקוד מתקמפל ללא שגיאה.</text:span></text:p>
      <text:p text:style-name="P7">א. הסבירו מה חסר במחלקה, ומדוע מדובר בתקלה חמורה?</text:p>
      <text:p text:style-name="P6">ב. כיתבו תוכנית ראשית המדגימה את הבעיה.<text:span text:style-name="T9"> הסבירו בפירוט מה התוכנית אמורה לעשות, ומה יקרה בפועל בגלל השגיאה שתיארתם בסעיף א.</text:span></text:p>
      <text:p text:style-name="P6">ג. תקנו את הבעיה.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1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achlieli CLM2" style:font-family-complex="'Nachlieli CLM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achlieli CLM2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2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loext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Nachlieli CLM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ברוך ה’ חונן הדעת</text:p>
      </style:header>
      <style:footer>
        <text:p text:style-name="MP2">- <text:page-number text:select-page="current">0</text:page-number> -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4T18:18:28.350895855</meta:creation-date>
    <meta:generator>LibreOffice/5.1.6.2$Linux_X86_64 LibreOffice_project/10m0$Build-2</meta:generator>
    <dc:date>2018-02-13T18:41:20.862924092</dc:date>
    <meta:editing-duration>P7DT22H45M19S</meta:editing-duration>
    <meta:editing-cycles>998</meta:editing-cycles>
    <meta:document-statistic meta:table-count="0" meta:image-count="0" meta:object-count="0" meta:page-count="1" meta:paragraph-count="21" meta:word-count="175" meta:character-count="958" meta:non-whitespace-character-count="804"/>
  </office:meta>
</office:document-meta>
</file>